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Number of Devices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Avg Missed Events % </text:p>
          </table:table-cell>
          <table:table-cell office:value-type="string" calcext:value-type="string">
            <text:p>Avg Response Time (s)</text:p>
          </table:table-cell>
          <table:table-cell office:value-type="string" calcext:value-type="string">
            <text:p>Avg Turn Around Time (s) 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.75" calcext:value-type="float">
            <text:p>14.75</text:p>
          </table:table-cell>
          <table:table-cell office:value-type="float" office:value="0.2313945" calcext:value-type="float">
            <text:p>0.2313945</text:p>
          </table:table-cell>
          <table:table-cell office:value-type="float" office:value="0.443452" calcext:value-type="float">
            <text:p>0.44345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6.75" calcext:value-type="float">
            <text:p>26.75</text:p>
          </table:table-cell>
          <table:table-cell office:value-type="float" office:value="0.394554" calcext:value-type="float">
            <text:p>0.394554</text:p>
          </table:table-cell>
          <table:table-cell office:value-type="float" office:value="0.61029525" calcext:value-type="float">
            <text:p>0.6102952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1846375" calcext:value-type="float">
            <text:p>0.011846375</text:p>
          </table:table-cell>
          <table:table-cell office:value-type="float" office:value="0.070233125" calcext:value-type="float">
            <text:p>0.07023312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.375" calcext:value-type="float">
            <text:p>1.375</text:p>
          </table:table-cell>
          <table:table-cell office:value-type="float" office:value="0.089242625" calcext:value-type="float">
            <text:p>0.089242625</text:p>
          </table:table-cell>
          <table:table-cell office:value-type="float" office:value="0.247915625" calcext:value-type="float">
            <text:p>0.24791562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.77125" calcext:value-type="float">
            <text:p>6.77125</text:p>
          </table:table-cell>
          <table:table-cell office:value-type="float" office:value="0.538235875" calcext:value-type="float">
            <text:p>0.538235875</text:p>
          </table:table-cell>
          <table:table-cell office:value-type="float" office:value="0.947026125" calcext:value-type="float">
            <text:p>0.947026125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7.6525" calcext:value-type="float">
            <text:p>17.6525</text:p>
          </table:table-cell>
          <table:table-cell office:value-type="float" office:value="1.144154" calcext:value-type="float">
            <text:p>1.144154</text:p>
          </table:table-cell>
          <table:table-cell office:value-type="float" office:value="1.543744375" calcext:value-type="float">
            <text:p>1.543744375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ator" table:style-name="ta1">
        <table:table-column table:style-name="co3" table:number-columns-repeated="1024" table:default-cell-style-name="ce1"/>
        <table:table-row table:style-name="ro3">
          <table:table-cell office:value-type="string" calcext:value-type="string">
            <text:p>device </text:p>
          </table:table-cell>
          <table:table-cell office:value-type="string" calcext:value-type="string">
            <text:p><text:s/>missed percent</text:p>
          </table:table-cell>
          <table:table-cell/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turnaround time</text:p>
          </table:table-cell>
          <table:table-cell office:value-type="string" calcext:value-type="string">
            <text:p>last event seen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13565" calcext:value-type="float">
            <text:p>0.13565</text:p>
          </table:table-cell>
          <table:table-cell/>
          <table:table-cell office:value-type="float" office:value="0.321971" calcext:value-type="float">
            <text:p>0.321971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234943" calcext:value-type="float">
            <text:p>0.234943</text:p>
          </table:table-cell>
          <table:table-cell/>
          <table:table-cell office:value-type="float" office:value="0.413242" calcext:value-type="float">
            <text:p>0.413242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231395" calcext:value-type="float">
            <text:p>0.231395</text:p>
          </table:table-cell>
          <table:table-cell/>
          <table:table-cell office:value-type="float" office:value="0.438732" calcext:value-type="float">
            <text:p>0.438732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32359" calcext:value-type="float">
            <text:p>0.32359</text:p>
          </table:table-cell>
          <table:table-cell/>
          <table:table-cell office:value-type="float" office:value="0.599863" calcext:value-type="float">
            <text:p>0.599863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Avg</text:p>
          </table:table-cell>
          <table:table-cell table:formula="of:=AVERAGE([.B2:.B9])" office:value-type="float" office:value="14.75" calcext:value-type="float">
            <text:p>14.75</text:p>
          </table:table-cell>
          <table:table-cell/>
          <table:table-cell table:formula="of:=AVERAGE([.D2:.D9])" office:value-type="float" office:value="0.2313945" calcext:value-type="float">
            <text:p>0.2313945</text:p>
          </table:table-cell>
          <table:table-cell/>
          <table:table-cell table:formula="of:=AVERAGE([.F2:.F9])" office:value-type="float" office:value="0.443452" calcext:value-type="float">
            <text:p>0.443452</text:p>
          </table:table-cell>
          <table:table-cell table:formula="of:=AVERAGE([.G2:.G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9:40:16.048615035</meta:creation-date>
    <dc:date>2018-02-13T09:50:17.076797626</dc:date>
    <meta:editing-duration>PT10M1S</meta:editing-duration>
    <meta:editing-cycles>1</meta:editing-cycles>
    <meta:generator>LibreOffice/5.1.6.2$Linux_X86_64 LibreOffice_project/10m0$Build-2</meta:generator>
    <meta:document-statistic meta:table-count="2" meta:cell-count="90" meta:object-count="0"/>
  </office:meta>
</office:document-meta>
</file>